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3.635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1">
          <table:table-cell office:value-type="string">
            <text:p>name</text:p>
          </table:table-cell>
          <table:table-cell office:value-type="string">
            <text:p>responsible</text:p>
          </table:table-cell>
          <table:table-cell office:value-type="string">
            <text:p>room</text:p>
          </table:table-cell>
          <table:table-cell office:value-type="string">
            <text:p>slotid</text:p>
          </table:table-cell>
          <table:table-cell office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>
            <text:p>Fachschaftsorganisation</text:p>
          </table:table-cell>
          <table:table-cell office:value-type="string">
            <text:p>Olaf (Uni Marburg)</text:p>
          </table:table-cell>
          <table:table-cell office:value-type="string">
            <text:p>1.02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>
            <text:p>PT-Schulen-Trimmung? Vielfalt?</text:p>
          </table:table-cell>
          <table:table-cell office:value-type="string">
            <text:p>Markus</text:p>
          </table:table-cell>
          <table:table-cell office:value-type="string">
            <text:p>0.05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>
            <text:p>PiA</text:p>
          </table:table-cell>
          <table:table-cell office:value-type="string">
            <text:p>Philipp (Duesseldorf)</text:p>
          </table:table-cell>
          <table:table-cell office:value-type="string">
            <text:p>0.09</text:p>
          </table:table-cell>
          <table:table-cell office:value-type="string">
            <text:p>01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6">
          <table:table-cell office:value-type="string">
            <text:p>Akkreditierung</text:p>
          </table:table-cell>
          <table:table-cell office:value-type="string">
            <text:p>Anna (Bamberg)</text:p>
          </table:table-cell>
          <table:table-cell office:value-type="string">
            <text:p>0.22</text:p>
          </table:table-cell>
          <table:table-cell office:value-type="string">
            <text:p>01</text:p>
          </table:table-cell>
          <table:table-cell office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2">
          <table:table-cell office:value-type="string">
            <text:p>Psychologie ?</text:p>
          </table:table-cell>
          <table:table-cell office:value-type="string">
            <text:p>Josua</text:p>
          </table:table-cell>
          <table:table-cell office:value-type="string">
            <text:p>0.21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7">
          <table:table-cell office:value-type="string">
            <text:p>Psyfako-App</text:p>
          </table:table-cell>
          <table:table-cell office:value-type="string">
            <text:p>Wuschel (Bamberg)</text:p>
          </table:table-cell>
          <table:table-cell office:value-type="string">
            <text:p>Fruehstuecksraum</text:p>
          </table:table-cell>
          <table:table-cell office:value-type="string">
            <text:p>01</text:p>
          </table:table-cell>
          <table:table-cell office:value-type="string">
            <text:p><text:a xlink:href="http://tinyurl.com/psyfako" xlink:type="simple">http://tinyurl.com/psyfako</text:a></text:p>
          </table:table-cell>
          <table:table-cell table:number-columns-repeated="1019"/>
        </table:table-row>
        <table:table-row table:style-name="ro4">
          <table:table-cell office:value-type="string">
            <text:p>IPU Umweltpsychologie</text:p>
          </table:table-cell>
          <table:table-cell office:value-type="string">
            <text:p>Laura</text:p>
          </table:table-cell>
          <table:table-cell office:value-type="string">
            <text:p>1.02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>
            <text:p>Masterquote</text:p>
          </table:table-cell>
          <table:table-cell office:value-type="string">
            <text:p>Julien</text:p>
          </table:table-cell>
          <table:table-cell office:value-type="string">
            <text:p>1.20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>
            <text:p>Finanzen</text:p>
          </table:table-cell>
          <table:table-cell office:value-type="string">
            <text:p>Marius</text:p>
          </table:table-cell>
          <table:table-cell office:value-type="string">
            <text:p>0.07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>
            <text:p>PiA II</text:p>
          </table:table-cell>
          <table:table-cell office:value-type="string">
            <text:p>N.N.</text:p>
          </table:table-cell>
          <table:table-cell office:value-type="string">
            <text:p>0.09</text:p>
          </table:table-cell>
          <table:table-cell office:value-type="string">
            <text:p>02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>
            <text:p>Lehre? Selber machen!</text:p>
          </table:table-cell>
          <table:table-cell office:value-type="string">
            <text:p>Max (der mit den Locken)</text:p>
          </table:table-cell>
          <table:table-cell office:value-type="string">
            <text:p>0.22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>
            <text:p>Fachschaftsimage</text:p>
          </table:table-cell>
          <table:table-cell office:value-type="string">
            <text:p>Martin (Osnabrueck)</text:p>
          </table:table-cell>
          <table:table-cell office:value-type="string">
            <text:p>1.02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Institutsklima</text:p>
          </table:table-cell>
          <table:table-cell office:value-type="string">
            <text:p>Lara (Kiel)</text:p>
          </table:table-cell>
          <table:table-cell office:value-type="string">
            <text:p>1.20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Vereinsangelegenheiten Psyfako e.V.</text:p>
          </table:table-cell>
          <table:table-cell office:value-type="string">
            <text:p>Norman (Stendal)</text:p>
          </table:table-cell>
          <table:table-cell office:value-type="string">
            <text:p>0.07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Gegendemo</text:p>
          </table:table-cell>
          <table:table-cell office:value-type="string">
            <text:p>Mukundi (Wuerzburg)</text:p>
          </table:table-cell>
          <table:table-cell office:value-type="string">
            <text:p>0.05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>
            <text:p>PiA III</text:p>
          </table:table-cell>
          <table:table-cell office:value-type="string">
            <text:p>N.N.</text:p>
          </table:table-cell>
          <table:table-cell office:value-type="string">
            <text:p>0.09</text:p>
          </table:table-cell>
          <table:table-cell office:value-type="string">
            <text:p>03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>
            <text:p>Masterzulassungsbeschraenkungen</text:p>
          </table:table-cell>
          <table:table-cell office:value-type="string">
            <text:p>Tabea (Braunschweig)</text:p>
          </table:table-cell>
          <table:table-cell office:value-type="string">
            <text:p>0.22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Petition Mastergarantie (deutschlandweit)</text:p>
          </table:table-cell>
          <table:table-cell office:value-type="string">
            <text:p>Theresa / Sandra</text:p>
          </table:table-cell>
          <table:table-cell office:value-type="string">
            <text:p>1.02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Wir als Fachschaft</text:p>
          </table:table-cell>
          <table:table-cell office:value-type="string">
            <text:p>Lisa</text:p>
          </table:table-cell>
          <table:table-cell office:value-type="string">
            <text:p>0.07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Psychotherapieausbildung in der Zukunft</text:p>
          </table:table-cell>
          <table:table-cell office:value-type="string">
            <text:p>Rick</text:p>
          </table:table-cell>
          <table:table-cell office:value-type="string">
            <text:p>0.09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Kürzungen auch in der Psychologie?</text:p>
          </table:table-cell>
          <table:table-cell office:value-type="string">
            <text:p>Anni (Jena)</text:p>
          </table:table-cell>
          <table:table-cell office:value-type="string">
            <text:p>0.21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>
            <text:p>Vernetzung (PsyStudents)</text:p>
          </table:table-cell>
          <table:table-cell office:value-type="string">
            <text:p>Max</text:p>
          </table:table-cell>
          <table:table-cell office:value-type="string">
            <text:p>1.02</text:p>
          </table:table-cell>
          <table:table-cell office:value-type="string">
            <text:p>05</text:p>
          </table:table-cell>
          <table:table-cell office:value-type="string">
            <text:p>https://www.facebook.com/psystudents</text:p>
          </table:table-cell>
          <table:table-cell table:number-columns-repeated="1019"/>
        </table:table-row>
        <table:table-row table:style-name="ro1">
          <table:table-cell office:value-type="string">
            <text:p>Psychotherapieausbildung in der Zukunft</text:p>
          </table:table-cell>
          <table:table-cell office:value-type="string">
            <text:p>Rick</text:p>
          </table:table-cell>
          <table:table-cell office:value-type="string">
            <text:p>0.09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>
            <text:p>Fachschaft: Schneller Einstieg fuer alle</text:p>
          </table:table-cell>
          <table:table-cell office:value-type="string">
            <text:p>David (Frankfurt (M))</text:p>
          </table:table-cell>
          <table:table-cell office:value-type="string">
            <text:p>0.21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5">
          <table:table-cell office:value-type="string">
            <text:p>Nachwuchssuche</text:p>
          </table:table-cell>
          <table:table-cell office:value-type="string">
            <text:p>Anne</text:p>
          </table:table-cell>
          <table:table-cell office:value-type="string">
            <text:p>0.07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4">
          <table:table-cell office:value-type="string">
            <text:p>PiA zu Besuch!</text:p>
          </table:table-cell>
          <table:table-cell office:value-type="string">
            <text:p>Rike</text:p>
          </table:table-cell>
          <table:table-cell office:value-type="string">
            <text:p>0.09</text:p>
          </table:table-cell>
          <table:table-cell office:value-type="string">
            <text:p>06</text:p>
          </table:table-cell>
          <table:table-cell office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>
            <text:p>Auslandssemester</text:p>
          </table:table-cell>
          <table:table-cell office:value-type="string">
            <text:p>David (Frankfurt (M))</text:p>
          </table:table-cell>
          <table:table-cell office:value-type="string">
            <text:p>1.02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KonRat</text:p>
          </table:table-cell>
          <table:table-cell office:value-type="string">
            <text:p>Britta</text:p>
          </table:table-cell>
          <table:table-cell office:value-type="string">
            <text:p>1.20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Kreativitaet </text:p>
          </table:table-cell>
          <table:table-cell office:value-type="string">
            <text:p>Tim</text:p>
          </table:table-cell>
          <table:table-cell office:value-type="string">
            <text:p>0.09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6">
          <table:table-cell office:value-type="string">
            <text:p>Akkreditierung Teil 2</text:p>
          </table:table-cell>
          <table:table-cell office:value-type="string">
            <text:p>N.N.</text:p>
          </table:table-cell>
          <table:table-cell office:value-type="string">
            <text:p>0.21</text:p>
          </table:table-cell>
          <table:table-cell office:value-type="string">
            <text:p>02</text:p>
          </table:table-cell>
          <table:table-cell office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6">
          <table:table-cell office:value-type="string">
            <text:p>Fachschaftsorganisation Teil 2</text:p>
          </table:table-cell>
          <table:table-cell office:value-type="string">
            <text:p>Olaf (Uni Marburg)</text:p>
          </table:table-cell>
          <table:table-cell office:value-type="string">
            <text:p>0.07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6">
          <table:table-cell office:value-type="string">
            <text:p>Psychologie ? Teil 2</text:p>
          </table:table-cell>
          <table:table-cell office:value-type="string">
            <text:p>Josua</text:p>
          </table:table-cell>
          <table:table-cell office:value-type="string">
            <text:p>0.21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>
            <text:p>Gegendemo (aktiv, Teil 1; Beginn: 12:30 Uhr!)</text:p>
          </table:table-cell>
          <table:table-cell office:value-type="string">
            <text:p>Mukundi (Wuerzburg)</text:p>
          </table:table-cell>
          <table:table-cell office:value-type="string">
            <text:p>Magdeburg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5">
          <table:table-cell office:value-type="string">
            <text:p>Gegendemo (aktiv, Teil 2)</text:p>
          </table:table-cell>
          <table:table-cell office:value-type="string">
            <text:p>Mukundi (Wuerzburg)</text:p>
          </table:table-cell>
          <table:table-cell office:value-type="string">
            <text:p>Magdeburg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Akkreditierung Teil 3</text:p>
          </table:table-cell>
          <table:table-cell office:value-type="string">
            <text:p>N.N.</text:p>
          </table:table-cell>
          <table:table-cell office:value-type="string">
            <text:p>0.21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6">
          <table:table-cell office:value-type="string">
            <text:p>Wer sind wir (Sponsoring schreiben)</text:p>
          </table:table-cell>
          <table:table-cell office:value-type="string">
            <text:p>Norman (Stendal)</text:p>
          </table:table-cell>
          <table:table-cell office:value-type="string">
            <text:p>0.07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5">
          <table:table-cell office:value-type="string">
            <text:p>Paranoia – warum wir als Psychologen Kommunikation Verschlüsseln müssen!</text:p>
          </table:table-cell>
          <table:table-cell office:value-type="string">
            <text:p>N.N.</text:p>
          </table:table-cell>
          <table:table-cell/>
          <table:table-cell office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>
            <text:p>Fachschaft als politischer Raum</text:p>
          </table:table-cell>
          <table:table-cell office:value-type="string">
            <text:p>Janis (Marburg)</text:p>
          </table:table-cell>
          <table:table-cell office:value-type="string">
            <text:p>1.20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Noten, Prüfungen und alternative Prüfungskonzepte</text:p>
          </table:table-cell>
          <table:table-cell office:value-type="string">
            <text:p>Anne-Sophie</text:p>
          </table:table-cell>
          <table:table-cell office:value-type="string">
            <text:p>1.20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5">
          <table:table-cell office:value-type="string">
            <text:p>FS-Orga 2</text:p>
          </table:table-cell>
          <table:table-cell office:value-type="string">
            <text:p>N.N.</text:p>
          </table:table-cell>
          <table:table-cell office:value-type="string">
            <text:p>0.07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Stadtfuehrung Stendal</text:p>
          </table:table-cell>
          <table:table-cell office:value-type="string">
            <text:p>N.N.</text:p>
          </table:table-cell>
          <table:table-cell office:value-type="string">
            <text:p>Stendal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>
            <text:p>Fette Party mit heissen Beats</text:p>
          </table:table-cell>
          <table:table-cell office:value-type="string">
            <text:p>N.N.</text:p>
          </table:table-cell>
          <table:table-cell office:value-type="string">
            <text:p>Zelt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4-01-17T13:00:00+0100</text:p>
          </table:table-cell>
          <table:table-cell office:value-type="string">
            <text:p>2014-01-17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4-01-17T14:30:00+0100</text:p>
          </table:table-cell>
          <table:table-cell office:value-type="string">
            <text:p>2014-01-17T16:30:00+0100</text:p>
          </table:table-cell>
          <table:table-cell table:number-columns-repeated="1019"/>
        </table:table-row>
        <table:table-row table:style-name="ro5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1-17T16:30:00+0100</text:p>
          </table:table-cell>
          <table:table-cell office:value-type="string">
            <text:p>2014-01-17T18:0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4-01-18T09:30:00+0100</text:p>
          </table:table-cell>
          <table:table-cell office:value-type="string">
            <text:p>2014-01-18T11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4-01-18T11:00:00+0100</text:p>
          </table:table-cell>
          <table:table-cell office:value-type="string">
            <text:p>2014-01-18T12:3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4-01-18T14:00:00+0100</text:p>
          </table:table-cell>
          <table:table-cell office:value-type="string">
            <text:p>2014-01-18T15:30:00+0100</text:p>
          </table:table-cell>
          <table:table-cell table:number-columns-repeated="1019"/>
        </table:table-row>
        <table:table-row table:style-name="ro2">
          <table:table-cell office:value-type="string">
            <text:p>07</text:p>
          </table:table-cell>
          <table:table-cell office:value-type="string">
            <text:p>7. Open-Space-Runde</text:p>
          </table:table-cell>
          <table:table-cell office:value-type="string">
            <text:p>S 4</text:p>
          </table:table-cell>
          <table:table-cell office:value-type="string">
            <text:p>2014-01-18T15:30:00+0100</text:p>
          </table:table-cell>
          <table:table-cell office:value-type="string">
            <text:p>2014-01-18T17:00:00+0100</text:p>
          </table:table-cell>
          <table:table-cell table:number-columns-repeated="1019"/>
        </table:table-row>
        <table:table-row table:style-name="ro5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1-18T21:00:00+0100</text:p>
          </table:table-cell>
          <table:table-cell office:value-type="string">
            <text:p>2014-01-18T22:00:00+01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1-17T17:29:59</dc:date>
    <meta:editing-duration>PT28M46S</meta:editing-duration>
    <meta:editing-cycles>36</meta:editing-cycles>
    <meta:generator>LibreOffice/3.5$Linux_X86_64 LibreOffice_project/350m1$Build-2</meta:generator>
    <dc:creator>Michael Groh</dc:creator>
    <meta:document-statistic meta:table-count="2" meta:cell-count="230" meta:object-count="0"/>
  </office:meta>
</office:document-meta>
</file>